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683a" officeooo:paragraph-rsid="000e683a"/>
    </style:style>
    <style:style style:name="P2" style:family="paragraph" style:parent-style-name="Text_20_body">
      <style:text-properties officeooo:rsid="000e76f0" officeooo:paragraph-rsid="000e76f0"/>
    </style:style>
    <style:style style:name="P3" style:family="paragraph" style:parent-style-name="Standard">
      <style:paragraph-properties fo:text-align="center" style:justify-single-word="false"/>
      <style:text-properties fo:font-size="14pt" fo:font-weight="bold" officeooo:rsid="000dc822" officeooo:paragraph-rsid="000dc822"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2pt" fo:font-weight="normal" officeooo:rsid="000dc822" officeooo:paragraph-rsid="000dc82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dc822" officeooo:paragraph-rsid="000dc822"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0f775a" officeooo:paragraph-rsid="000f775a" style:font-size-asian="10.5pt" style:font-weight-asian="normal" style:font-size-complex="12pt" style:font-weight-complex="normal"/>
    </style:style>
    <style:style style:name="P7" style:family="paragraph" style:parent-style-name="Heading_20_3">
      <style:text-properties officeooo:rsid="000dc822" officeooo:paragraph-rsid="000dc822"/>
    </style:style>
    <style:style style:name="P8" style:family="paragraph" style:parent-style-name="Heading_20_3">
      <style:text-properties officeooo:rsid="000e76f0" officeooo:paragraph-rsid="000e76f0"/>
    </style:style>
    <style:style style:name="T1" style:family="text">
      <style:text-properties officeooo:rsid="00104220"/>
    </style:style>
    <style:style style:name="T2" style:family="text">
      <style:text-properties officeooo:rsid="0010d4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etwork connectivity</text:p>
      <text:p text:style-name="P4">Bill Mania</text:p>
      <text:p text:style-name="P4"><text:a xlink:type="simple" xlink:href="mailto:bill@manialabs.us" text:style-name="Internet_20_link" text:visited-style-name="Visited_20_Internet_20_Link">bill@manialabs.us</text:a></text:p>
      <text:p text:style-name="P4">25 Oct 2018</text:p>
      <text:p text:style-name="P6">v1</text:p>
      <text:p text:style-name="P5"/>
      <text:p text:style-name="P5">The requirements for optimal network connectivity with the Riptide μUUV, for both the main vehicle computer (BeagleBoneBlack) and the control computer (Raspberry Pi 3). The requirements cover two scenarios, the Riptide on the bench and in the water.</text:p>
      <text:p text:style-name="P5"/>
      <text:h text:style-name="P7" text:outline-level="3">Control computer</text:h>
      <text:p text:style-name="P1">The control computer has two network interfaces onboard: wireless and wired.</text:p>
      <text:p text:style-name="P1">The wired interface will have a fixed IP address and will be <text:span text:style-name="T1">connected</text:span> directly to the wired interface of the main vehicle computer. <text:span text:style-name="T1">It</text:span> will be used for communication between the control software running on the control computer and the MOOS software running on the main vehicle computer.</text:p>
      <text:p text:style-name="P1">When the vehicle is on the bench the wireless interface will have outbound connectivity with the public Internet and two-way connectivity with the project notebook computer. The Internet path will be used for software updates and installations. The path with the notebook computer will be used for administrative access to the control computer.</text:p>
      <text:p text:style-name="P1">When the vehicle is in the water the wireless interface will connect <text:span text:style-name="T1">(and reconnect) </text:span>with <text:span text:style-name="T1">the project’s</text:span> Access Point, <text:span text:style-name="T1">whenever possible</text:span>. This path will be used for administrative access with the control computer <text:span text:style-name="T1">during testin and competition</text:span>. </text:p>
      <text:h text:style-name="P7" text:outline-level="3">Main vehicle computer</text:h>
      <text:p text:style-name="P2">The main vehicle computer also has two network interfaces: wireless and wired.</text:p>
      <text:p text:style-name="P2">The wired interface will have a fixed IP address, on the same network as the control computer’s wired interface, and will be <text:span text:style-name="T2">connect</text:span>ed directly to the control computer’s wired interface. The interface will be used for communication between the MOOS software running on the main vehicle computer and the control software running on the control computer. The wired interface will also be used as a path for administrative access to the main vehicle computer, via the control computer.</text:p>
      <text:p text:style-name="P2">When the vehicle is on the bench <text:span text:style-name="T2">its</text:span> wireless interface will have outbound connectivity with the public Internet. This path will be used for software updates and installations.</text:p>
      <text:p text:style-name="P2">When the vehicle is in the water the wireless interface will not be used, in order to <text:span text:style-name="T2">avoid</text:span> conflict with the control computer’s wireless interface and to reduce electrical power consumption.</text:p>
      <text:h text:style-name="P8" text:outline-level="3">Optional connectivity</text:h>
      <text:p text:style-name="P2">As a safeguard and <text:span text:style-name="T2">for </text:span>out-of-band connectivity, the serial console of the main vehicle computer can be connected to the USB of the control computer. This will provide an alternate path for administrative access to the main vehicle compu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3:24:24.240489612</meta:creation-date>
    <dc:date>2018-10-25T14:00:49.713792477</dc:date>
    <meta:editing-duration>PT36M23S</meta:editing-duration>
    <meta:editing-cycles>6</meta:editing-cycles>
    <meta:generator>LibreOffice/5.1.6.2$Linux_X86_64 LibreOffice_project/10m0$Build-2</meta:generator>
    <meta:document-statistic meta:table-count="0" meta:image-count="0" meta:object-count="0" meta:page-count="1" meta:paragraph-count="18" meta:word-count="391" meta:character-count="2485" meta:non-whitespace-character-count="2111"/>
  </office:meta>
</office:document-meta>
</file>